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2326" officeooo:paragraph-rsid="000a2326"/>
    </style:style>
    <style:style style:name="P2" style:family="paragraph" style:parent-style-name="Standard">
      <style:text-properties officeooo:rsid="000aba12" officeooo:paragraph-rsid="000aba12"/>
    </style:style>
    <style:style style:name="P3" style:family="paragraph" style:parent-style-name="Standard">
      <style:text-properties officeooo:rsid="000c0273" officeooo:paragraph-rsid="000c0273"/>
    </style:style>
    <style:style style:name="P4" style:family="paragraph" style:parent-style-name="Standard">
      <style:text-properties fo:font-size="8pt" fo:font-style="italic" officeooo:rsid="000a2326" officeooo:paragraph-rsid="000a2326" style:font-size-asian="8pt" style:font-style-asian="italic" style:font-size-complex="8pt" style:font-style-complex="italic"/>
    </style:style>
    <style:style style:name="P5" style:family="paragraph" style:parent-style-name="Standard">
      <style:text-properties fo:font-size="10.5pt" fo:font-style="italic" officeooo:rsid="000c0273" officeooo:paragraph-rsid="000c0273" style:font-size-asian="10.5pt" style:font-style-asian="italic" style:font-size-complex="10.5pt" style:font-style-complex="italic"/>
    </style:style>
    <style:style style:name="P6" style:family="paragraph" style:parent-style-name="Standard">
      <style:text-properties officeooo:rsid="000def0d" officeooo:paragraph-rsid="000def0d"/>
    </style:style>
    <style:style style:name="P7" style:family="paragraph" style:parent-style-name="Standard">
      <style:text-properties officeooo:rsid="000f08b0" officeooo:paragraph-rsid="000f08b0"/>
    </style:style>
    <style:style style:name="P8" style:family="paragraph" style:parent-style-name="Standard">
      <style:text-properties fo:font-size="8pt" fo:font-style="italic" officeooo:rsid="000f08b0" officeooo:paragraph-rsid="000f08b0" style:font-size-asian="8pt" style:font-style-asian="italic" style:font-size-complex="8pt" style:font-style-complex="italic"/>
    </style:style>
    <style:style style:name="P9" style:family="paragraph" style:parent-style-name="Standard">
      <style:text-properties fo:font-size="8pt" fo:font-style="italic" officeooo:rsid="00182806" officeooo:paragraph-rsid="00182806" style:font-size-asian="8pt" style:font-style-asian="italic" style:font-size-complex="8pt" style:font-style-complex="italic"/>
    </style:style>
    <style:style style:name="P10" style:family="paragraph" style:parent-style-name="Standard">
      <style:text-properties officeooo:rsid="00182806" officeooo:paragraph-rsid="00182806"/>
    </style:style>
    <style:style style:name="T1" style:family="text">
      <style:text-properties officeooo:rsid="00083f0d"/>
    </style:style>
    <style:style style:name="T2" style:family="text">
      <style:text-properties officeooo:rsid="000aba12"/>
    </style:style>
    <style:style style:name="T3" style:family="text">
      <style:text-properties officeooo:rsid="000f08b0"/>
    </style:style>
    <style:style style:name="T4" style:family="text">
      <style:text-properties officeooo:rsid="00110231"/>
    </style:style>
    <style:style style:name="T5" style:family="text">
      <style:text-properties officeooo:rsid="001636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towardsdatascience.com/nlp-101-word2vec-skip-gram-and-cbow-93512ee24314" text:style-name="Internet_20_link" text:visited-style-name="Visited_20_Internet_20_Link">https://towardsdatascience.com/nlp-101-word2vec-skip-gram-and-cbow-93512ee24314</text:a> <text:span text:style-name="T1">me dit comment calculer la distance cosine entre 2 mots a et b a.b/||a||*||b||</text:span></text:p>
      <text:p text:style-name="P1">Ce que je sauvegarde c’est la matrice <text:span text:style-name="T2">syn1 (vocab_size, dim)</text:span></text:p>
      <text:p text:style-name="P2">Lancer le programme avec les 2 seuls paramètres obligatoires :</text:p>
      <text:p text:style-name="P4"/>
      <text:p text:style-name="P3">Je n’arrive pas à imprimer quand je suis dans le pool même lorsque flush=True, ce qui fonctionne dans le test des shared variables !</text:p>
      <text:p text:style-name="P5">jpmena@LAPTOP-E2MJK1UO:~/CONSULTANT/word2vecpy$ ./mycbowskipgram.py -train files/fleurs_mal.txt -model files/fleurs_mal_mots.txt -process 2</text:p>
      <text:p text:style-name="P6">TODO : Pool ppid est très différent de Pool id <text:span text:style-name="T3">(Résolu par map_async qui donne un pid de 1 à n et qui se suit)</text:span></text:p>
      <text:h text:style-name="Heading_20_1" text:outline-level="1">Calcul de distance :</text:h>
      <text:p text:style-name="P8">&gt;&gt;&gt; import numpy as np</text:p>
      <text:p text:style-name="P8">&gt;&gt;&gt; h1 = '0.004362345923955144 -0.001508378228109555 0.001067966403370207'.split()</text:p>
      <text:p text:style-name="P8">&gt;&gt;&gt; h2 = '-0.0035422095420865685 0.0026261707493523993 -0.0011152316853974254'.split()</text:p>
      <text:p text:style-name="P8">&gt;&gt;&gt; print(h2.dtype)</text:p>
      <text:p text:style-name="P8">&lt;U22 <text:span text:style-name="T4">#problème ils sont tous en UTF8</text:span></text:p>
      <text:p text:style-name="P8">&gt;&gt;&gt; h2 = h2.astype(np.float64)</text:p>
      <text:p text:style-name="P8">&gt;&gt;&gt; h2</text:p>
      <text:p text:style-name="P8">array([-0.00354221, <text:s/>0.00262617, -0.00111523])</text:p>
      <text:p text:style-name="P8">&gt;&gt;&gt; h1 = '0.004362345923955144 -0.001508378228109555 0.001067966403370207'.split()</text:p>
      <text:p text:style-name="P8">&gt;&gt;&gt; h1 = np.array(h1).astype(np.float64)</text:p>
      <text:p text:style-name="P8">&gt;&gt;&gt; num = np.dot(h1,h2)</text:p>
      <text:p text:style-name="P8">&gt;&gt;&gt; num</text:p>
      <text:p text:style-name="P8">-2.060463211131606e-05</text:p>
      <text:p text:style-name="P8">&gt;&gt;&gt; denom = np.sum(np.sqrt([np.dot(h1,h1), np.dot(h2,h2)]))</text:p>
      <text:p text:style-name="P8">&gt;&gt;&gt; denom</text:p>
      <text:p text:style-name="P8">0.009286082133694869</text:p>
      <text:p text:style-name="P8">&gt;&gt;&gt; distance = num / denom</text:p>
      <text:p text:style-name="P8">&gt;&gt;&gt; distance</text:p>
      <text:p text:style-name="P8">-0.0022188724819212444</text:p>
      <text:p text:style-name="P8">&gt;&gt;&gt; distance</text:p>
      <text:p text:style-name="P8">-0.0022188724819212444</text:p>
      <text:p text:style-name="P8">&gt;&gt;&gt; print(f"distance {distance:.2f}")</text:p>
      <text:p text:style-name="P8">distance -0.00</text:p>
      <text:p text:style-name="P8">&gt;&gt;&gt; print(f"distance {distance}")</text:p>
      <text:p text:style-name="P8">distance -0.0022188724819212444</text:p>
      <text:p text:style-name="P8">&gt;&gt;&gt; print(f"num {num:.2f}") <text:span text:style-name="T5">#pas intéressant de spécifier un format</text:span></text:p>
      <text:p text:style-name="P8">num -0.00</text:p>
      <text:p text:style-name="P10">On teste le programme de distance :</text:p>
      <text:p text:style-name="P9">jpmena@LAPTOP-E2MJK1UO:~/CONSULTANT/word2vecpy/tests$ ./distance.py -model "../files/fleurs_mal_mots.txt" -mot1 "toujours" -mot2 "nuit"</text:p>
      <text:p text:style-name="P9">We found 656 word vectors in the file: ../files/fleurs_mal_mots.txt</text:p>
      <text:p text:style-name="P9">[WordVector.calcdistance] between the words toujours and nuit the distance is 0.0008473563593994494</text:p>
      <text:p text:style-name="P9">[main] between toujours and nuit the distance is 0.0008473563593994494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6T17:51:52.390000000</dc:date>
    <meta:editing-duration>PT3H25M14S</meta:editing-duration>
    <meta:editing-cycles>1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39" meta:word-count="233" meta:character-count="1961" meta:non-whitespace-character-count="1766"/>
  </office:meta>
</office:document-meta>
</file>